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mm" table:align="left"/>
    </style:style>
    <style:style style:name="Tabell1.A" style:family="table-column">
      <style:table-column-properties style:column-width="74.08mm"/>
    </style:style>
    <style:style style:name="Tabell1.B" style:family="table-column">
      <style:table-column-properties style:column-width="95.87mm"/>
    </style:style>
    <style:style style:name="Tabell1.A1" style:family="table-cell">
      <style:table-cell-properties fo:padding="0.97mm" fo:border-left="0.05pt solid #000000" fo:border-right="none" fo:border-top="0.05pt solid #000000" fo:border-bottom="0.05pt solid #000000"/>
    </style:style>
    <style:style style:name="Tabell1.B1" style:family="table-cell">
      <style:table-cell-properties fo:padding="0.97mm" fo:border="0.05pt solid #000000"/>
    </style:style>
    <style:style style:name="Tabell1.A2" style:family="table-cell">
      <style:table-cell-properties fo:padding="0.97mm" fo:border-left="0.05pt solid #000000" fo:border-right="none" fo:border-top="none" fo:border-bottom="0.05pt solid #000000"/>
    </style:style>
    <style:style style:name="Tabell1.B2" style:family="table-cell">
      <style:table-cell-properties fo:padding="0.97mm" fo:border-left="0.05pt solid #000000" fo:border-right="0.05pt solid #000000" fo:border-top="none" fo:border-bottom="0.05pt solid #000000"/>
    </style:style>
    <style:style style:name="Tabell2" style:family="table">
      <style:table-properties style:width="169.95mm" table:align="left"/>
    </style:style>
    <style:style style:name="Tabell2.A" style:family="table-column">
      <style:table-column-properties style:column-width="74.08mm"/>
    </style:style>
    <style:style style:name="Tabell2.B" style:family="table-column">
      <style:table-column-properties style:column-width="95.87mm"/>
    </style:style>
    <style:style style:name="Tabell2.A1" style:family="table-cell">
      <style:table-cell-properties fo:padding="0.97mm" fo:border-left="0.05pt solid #000000" fo:border-right="none" fo:border-top="0.05pt solid #000000" fo:border-bottom="none"/>
    </style:style>
    <style:style style:name="Tabell2.B1" style:family="table-cell">
      <style:table-cell-properties fo:padding="0.97mm" fo:border-left="none" fo:border-right="0.05pt solid #000000" fo:border-top="0.05pt solid #000000" fo:border-bottom="none"/>
    </style:style>
    <style:style style:name="Tabell2.A2" style:family="table-cell">
      <style:table-cell-properties fo:padding="0.97mm" fo:border-left="0.05pt solid #000000" fo:border-right="none" fo:border-top="none" fo:border-bottom="0.05pt solid #000000"/>
    </style:style>
    <style:style style:name="Tabell2.B2" style:family="table-cell">
      <style:table-cell-properties fo:padding="0.97m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d9d7f" officeooo:paragraph-rsid="001d9d7f"/>
    </style:style>
    <style:style style:name="P4" style:family="paragraph" style:parent-style-name="Standard">
      <style:text-properties officeooo:rsid="00133e80" officeooo:paragraph-rsid="00133e80"/>
    </style:style>
    <style:style style:name="P5" style:family="paragraph" style:parent-style-name="Standard">
      <style:text-properties officeooo:rsid="0023fda2" officeooo:paragraph-rsid="0023fda2"/>
    </style:style>
    <style:style style:name="P6" style:family="paragraph" style:parent-style-name="Standard">
      <style:paragraph-properties fo:padding-left="0mm" fo:padding-right="0mm" fo:padding-top="0mm" fo:padding-bottom="0.74mm" fo:border-left="none" fo:border-right="none" fo:border-top="none" fo:border-bottom="0.06pt solid #000000" style:join-border="false"/>
      <style:text-properties officeooo:rsid="00133e80" officeooo:paragraph-rsid="0023fda2"/>
    </style:style>
    <style:style style:name="P7" style:family="paragraph" style:parent-style-name="Table_20_Contents">
      <style:text-properties fo:font-weight="bold" officeooo:rsid="0021322c" officeooo:paragraph-rsid="0021322c" style:font-weight-asian="bold" style:font-weight-complex="bold"/>
    </style:style>
    <style:style style:name="P8" style:family="paragraph" style:parent-style-name="Table_20_Contents">
      <style:text-properties fo:font-weight="bold" officeooo:rsid="0020b9c3" officeooo:paragraph-rsid="0020b9c3" style:font-weight-asian="bold" style:font-weight-complex="bold"/>
    </style:style>
    <style:style style:name="P9" style:family="paragraph" style:parent-style-name="Standard" style:list-style-name="L1">
      <style:text-properties officeooo:rsid="0023fda2" officeooo:paragraph-rsid="0023fda2"/>
    </style:style>
    <style:style style:name="P10" style:family="paragraph" style:parent-style-name="Standard" style:list-style-name="L1">
      <style:text-properties officeooo:rsid="0023fda2" officeooo:paragraph-rsid="0024e32b"/>
    </style:style>
    <style:style style:name="P11" style:family="paragraph" style:parent-style-name="Standard">
      <style:text-properties officeooo:rsid="0023fda2" officeooo:paragraph-rsid="0024e32b"/>
    </style:style>
    <style:style style:name="P12" style:family="paragraph" style:parent-style-name="Standard">
      <style:text-properties officeooo:rsid="00327fa5" officeooo:paragraph-rsid="00327fa5"/>
    </style:style>
    <style:style style:name="P13" style:family="paragraph" style:parent-style-name="Standard">
      <style:text-properties officeooo:rsid="00133e80" officeooo:paragraph-rsid="00133e80"/>
    </style:style>
    <style:style style:name="P14" style:family="paragraph" style:parent-style-name="Standard">
      <style:text-properties officeooo:rsid="0010b2c5" officeooo:paragraph-rsid="0010b2c5"/>
    </style:style>
    <style:style style:name="P15" style:family="paragraph" style:parent-style-name="Standard">
      <style:text-properties officeooo:rsid="003331e2" officeooo:paragraph-rsid="003331e2"/>
    </style:style>
    <style:style style:name="P16" style:family="paragraph" style:parent-style-name="Standard">
      <style:text-properties officeooo:rsid="0033f6d9" officeooo:paragraph-rsid="0033f6d9"/>
    </style:style>
    <style:style style:name="P17" style:family="paragraph" style:parent-style-name="Standard">
      <style:text-properties officeooo:rsid="00358c10" officeooo:paragraph-rsid="00358c10"/>
    </style:style>
    <style:style style:name="P18" style:family="paragraph" style:parent-style-name="Standard">
      <style:text-properties officeooo:rsid="0036fc03" officeooo:paragraph-rsid="0036fc03"/>
    </style:style>
    <style:style style:name="P19" style:family="paragraph" style:parent-style-name="Standard">
      <style:text-properties officeooo:rsid="00377cf2" officeooo:paragraph-rsid="00377cf2"/>
    </style:style>
    <style:style style:name="P20" style:family="paragraph" style:parent-style-name="Standard">
      <style:text-properties officeooo:rsid="003805f8" officeooo:paragraph-rsid="003805f8"/>
    </style:style>
    <style:style style:name="P21" style:family="paragraph" style:parent-style-name="Standard">
      <style:text-properties officeooo:rsid="003a638f" officeooo:paragraph-rsid="003a638f"/>
    </style:style>
    <style:style style:name="P22" style:family="paragraph" style:parent-style-name="Standard">
      <style:text-properties officeooo:rsid="003be3a7" officeooo:paragraph-rsid="003be3a7"/>
    </style:style>
    <style:style style:name="P23" style:family="paragraph" style:parent-style-name="Standard">
      <style:text-properties officeooo:rsid="003d65f0" officeooo:paragraph-rsid="003d65f0"/>
    </style:style>
    <style:style style:name="P24" style:family="paragraph" style:parent-style-name="Standard">
      <style:text-properties officeooo:rsid="001e3352" officeooo:paragraph-rsid="001e3352"/>
    </style:style>
    <style:style style:name="P25" style:family="paragraph" style:parent-style-name="Table_20_Contents">
      <style:text-properties officeooo:rsid="00327fa5" officeooo:paragraph-rsid="00327fa5"/>
    </style:style>
    <style:style style:name="P26" style:family="paragraph" style:parent-style-name="Table_20_Contents">
      <style:text-properties officeooo:rsid="0041c806" officeooo:paragraph-rsid="0041c806"/>
    </style:style>
    <style:style style:name="P27" style:family="paragraph" style:parent-style-name="Table_20_Contents">
      <style:text-properties officeooo:rsid="0041c964" officeooo:paragraph-rsid="0041c964"/>
    </style:style>
    <style:style style:name="P28" style:family="paragraph" style:parent-style-name="Table_20_Contents">
      <style:text-properties style:text-line-through-style="solid" style:text-line-through-type="single" fo:font-weight="bold" officeooo:rsid="0020b9c3" officeooo:paragraph-rsid="0020b9c3" style:font-weight-asian="bold" style:font-weight-complex="bold"/>
    </style:style>
    <style:style style:name="T1" style:family="text">
      <style:text-properties officeooo:rsid="0023fda2"/>
    </style:style>
    <style:style style:name="T2" style:family="text">
      <style:text-properties officeooo:rsid="0024e32b"/>
    </style:style>
    <style:style style:name="T3" style:family="text">
      <style:text-properties officeooo:rsid="0033f6d9"/>
    </style:style>
    <style:style style:name="T4" style:family="text">
      <style:text-properties officeooo:rsid="0036fc03"/>
    </style:style>
    <style:style style:name="T5" style:family="text">
      <style:text-properties officeooo:rsid="003805f8"/>
    </style:style>
    <style:style style:name="T6" style:family="text">
      <style:text-properties officeooo:rsid="0038ee6c"/>
    </style:style>
    <style:style style:name="T7" style:family="text">
      <style:text-properties officeooo:rsid="003c5d5e"/>
    </style:style>
    <style:style style:name="T8" style:family="text">
      <style:text-properties officeooo:rsid="00409934"/>
    </style:style>
    <style:style style:name="T9" style:family="text">
      <style:text-properties style:text-line-through-style="none" style:text-line-through-type="none"/>
    </style:style>
    <style:style style:name="T10" style:family="text">
      <style:text-properties style:text-line-through-style="none" style:text-line-through-type="none" officeooo:rsid="0041c964"/>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28">Förnamn och efternamn<text:span text:style-name="T9"> </text:span><text:span text:style-name="T10">Kodnamn</text:span></text:p>
          </table:table-cell>
          <table:table-cell table:style-name="Tabell1.B1" office:value-type="string">
            <text:p text:style-name="P27">E38T4</text:p>
          </table:table-cell>
        </table:table-row>
        <table:table-row>
          <table:table-cell table:style-name="Tabell1.A2" office:value-type="string">
            <text:p text:style-name="P8">Datum och tid</text:p>
          </table:table-cell>
          <table:table-cell table:style-name="Tabell1.B2" office:value-type="string">
            <text:p text:style-name="P25">2018-05-09 15:45</text:p>
          </table:table-cell>
        </table:table-row>
        <table:table-row>
          <table:table-cell table:style-name="Tabell1.A2" office:value-type="string">
            <text:p text:style-name="P8">Inspelat film och ljud?</text:p>
          </table:table-cell>
          <table:table-cell table:style-name="Tabell1.B2" office:value-type="string">
            <text:p text:style-name="P25">Nej</text:p>
          </table:table-cell>
        </table:table-row>
        <table:table-row>
          <table:table-cell table:style-name="Tabell1.A2" office:value-type="string">
            <text:p text:style-name="P8">#iteration på materialet <text:span text:style-name="T1">(1, 2, … , n)</text:span></text:p>
          </table:table-cell>
          <table:table-cell table:style-name="Tabell1.B2" office:value-type="string">
            <text:p text:style-name="P26">1</text:p>
          </table:table-cell>
        </table:table-row>
        <table:table-row>
          <table:table-cell table:style-name="Tabell1.A2" office:value-type="string">
            <text:p text:style-name="P7">Ålder</text:p>
          </table:table-cell>
          <table:table-cell table:style-name="Tabell1.B2" office:value-type="string">
            <text:p text:style-name="P25">38</text:p>
          </table:table-cell>
        </table:table-row>
        <table:table-row>
          <table:table-cell table:style-name="Tabell1.A2" office:value-type="string">
            <text:p text:style-name="P7">Lärare/lärarstudent/annat</text:p>
          </table:table-cell>
          <table:table-cell table:style-name="Tabell1.B2" office:value-type="string">
            <text:p text:style-name="P25">Lärare</text:p>
          </table:table-cell>
        </table:table-row>
        <table:table-row>
          <table:table-cell table:style-name="Tabell1.A2" office:value-type="string">
            <text:p text:style-name="P7">Antal år arbetat som lärare</text:p>
          </table:table-cell>
          <table:table-cell table:style-name="Tabell1.B2" office:value-type="string">
            <text:p text:style-name="P25">4</text:p>
          </table:table-cell>
        </table:table-row>
        <table:table-row>
          <table:table-cell table:style-name="Tabell1.A2" office:value-type="string">
            <text:p text:style-name="P7">Skolämnen</text:p>
          </table:table-cell>
          <table:table-cell table:style-name="Tabell1.B2" office:value-type="string">
            <text:p text:style-name="P25">Matte och fysik</text:p>
          </table:table-cell>
        </table:table-row>
      </table:table>
      <text:p text:style-name="P1"/>
      <text:p text:style-name="P5"><text:span text:style-name="T2">I</text:span>. Testet</text:p>
      <text:list xml:id="list3217448093" text:style-name="L1">
        <text:list-item>
          <text:p text:style-name="P9">Syfte med testet</text:p>
        </text:list-item>
        <text:list-item>
          <text:p text:style-name="P9">Planeras ta 15 minuter</text:p>
        </text:list-item>
        <text:list-item>
          <text:p text:style-name="P10">Kommer få välja <text:span text:style-name="T2">ut</text:span> ett undervisningsmaterial </text:p>
        </text:list-item>
        <text:list-item>
          <text:p text:style-name="P10">...och tänka högt <text:span text:style-name="T2">medan du skummar igenom det</text:span></text:p>
        </text:list-item>
        <text:list-item>
          <text:p text:style-name="P9">Vi testar materialet, inte dig</text:p>
        </text:list-item>
        <text:list-item>
          <text:p text:style-name="P9">Det finns inget rätt eller fel</text:p>
        </text:list-item>
      </text:list>
      <text:p text:style-name="P5"/>
      <text:p text:style-name="P5"><text:span text:style-name="T2">II</text:span>. Fyll i listan ^</text:p>
      <text:p text:style-name="P5"/>
      <text:p text:style-name="P11"><text:span text:style-name="T2">III</text:span>. ”<text:span text:style-name="T2">Hur ser en typisk lektion ut för dig?” (verktyg, metoder, strategier)</text:span></text:p>
      <text:p text:style-name="P11"/>
      <text:p text:style-name="P12">Genomgång, exempel, eleverna testar själva, lite genomgång, exempel, eleverna testar själva, räknestund. En timmes längd.</text:p>
      <text:p text:style-name="P6"/>
      <text:p text:style-name="P4"/>
      <text:p text:style-name="P4"><text:span text:style-name="T2">1.</text:span> ”Kolla material<text:span text:style-name="T2">en</text:span> <text:span text:style-name="T2">på datorn</text:span>. Välj ett, men klicka inte på det ännu.”</text:p>
      <text:p text:style-name="P4"/>
      <text:p text:style-name="P12">Undervissar i Ma 1b och 2b just nu. Presentation av RSA, tänker att det är en sorts kryptering, har inte jobbat med. Modellering hade varit intressant. Ramsaytal kommer inte ihåg. Geometri verkar intressant, med definition, sats och bevis. Den dola och tvetydiga matematiken tilltalar hen, vanliga missuppfattningar.</text:p>
      <text:p text:style-name="P12"/>
      <text:p text:style-name="P12">Går lite snabbt vidare, vet inte hur hen ska använda populationsmodeller [m.fl.; knytgrejen och inflexionslinje, sfärisk geometri] Känns som att hen hoppar över de längre ner eftersom hen blev intresserad av ett av materialen högre upp. Väljer en av de högre upp. Väljer mellan område statistik, dolda och tvetydiga eller geometri med definition, sats och bevis. Intressant dels för att det är kopplat till kurserna hen har, men också att ex. geometri är svårt att gå igenom i Ma 1b. Har inte valt samhällsprogrammet för att de tycker om matte, och då är [geometrin] en svår grej. Område statistik var första gången hen skulle undervisa det nyligen, och då hade det varit intressant att se andra förslag på hur en kan gå igenom det. Den dolda och tvetydiga matematiken var intressant allmänt.</text:p>
      <text:p text:style-name="P12"/>
      <text:p text:style-name="P12">[Egen reflektion: Felstavning vid Område statistik!]</text:p>
      <text:p text:style-name="P4"/>
      <table:table table:name="Tabell2" table:style-name="Tabell2">
        <table:table-column table:style-name="Tabell2.A"/>
        <table:table-column table:style-name="Tabell2.B"/>
        <table:table-row>
          <table:table-cell table:style-name="Tabell2.A1" office:value-type="string">
            <text:p text:style-name="P7">Materialgrupp som testas</text:p>
          </table:table-cell>
          <table:table-cell table:style-name="Tabell2.B1" office:value-type="string">
            <text:p text:style-name="P25">Kleindagarna</text:p>
          </table:table-cell>
        </table:table-row>
        <table:table-row>
          <table:table-cell table:style-name="Tabell2.A2" office:value-type="string">
            <text:p text:style-name="P7">Material som valdes</text:p>
          </table:table-cell>
          <table:table-cell table:style-name="Tabell2.B2" office:value-type="string">
            <text:p text:style-name="P25">Område statistik</text:p>
          </table:table-cell>
        </table:table-row>
      </table:table>
      <text:p text:style-name="P2"/>
      <text:p text:style-name="P1"><text:span text:style-name="T2">2.</text:span> ”<text:span text:style-name="T2">Nu får du öppna och gå igenom materialet. Tänk gärna högt.”</text:span></text:p>
      <text:p text:style-name="P1"><text:soft-page-break/></text:p>
      <text:p text:style-name="P15">Centralt innehåll hoppar hen över att läsa ens, eftersom hen ser det själv senare ifall <text:span text:style-name="T3">materialet</text:span> är relevant eller inte.</text:p>
      <text:p text:style-name="P15"/>
      <text:p text:style-name="P16">Målen låter vettiga.</text:p>
      <text:p text:style-name="P16"/>
      <text:p text:style-name="P17">Läser igenom ”Lektionens upplägg”. De första punkt 1, 2 och 3 känns rimliga att genomföra. Tänker nu hur hen ska lära dem något vettigt av det. Går vidare till punkt 4 [under Explore].</text:p>
      <text:p text:style-name="P17"/>
      <text:p text:style-name="P17">Om hen tänker rätt så säger en exempelvis, ”diskutera med bänkgrannen” eller liknande. Skulle kunna ha medelvärde/median-frågan senare, dvs rimliga följdfrågor. Men här kommer en följdfråga [pekar på punkt 5]. Skrollar ner till Explain.</text:p>
      <text:p text:style-name="P17"/>
      <text:p text:style-name="P17">Är på punkt 7. <text:span text:style-name="T4">Känner att hen blir begränsad eftersom att hen aldrig har ritat ett histogram eller [annat diagram] och skulle behöva lägga tid på att lära sig det själv.</text:span></text:p>
      <text:p text:style-name="P17"/>
      <text:p text:style-name="P18">Känner att hen har svårt att hinna med allt på en lektion. Om de ska rita i Geogebra så kommer de knappt hinna färdigt det, då har en timme gått. En skulle kunna knyta ihop det och göra flera lektioner, eventuellt.</text:p>
      <text:p text:style-name="P18"/>
      <text:p text:style-name="P19">Skrollar ner till exempeldiagrammen. [Frågar om hens tankar] ”Måste nog sätta in mig i det här nu.” Då tänker hen att här [punkt 9] behöver eleverna veta vad normalfördelning är. Då tänker hen sina elever och hur de reagerar kring normalfördelning. <text:span text:style-name="T5">Skulle kanske inte vara i närheten av normalfördelat om en skulle göra det med hens elever. Skulle vilja ha något däremellan om vad normalfördelning är.</text:span></text:p>
      <text:p text:style-name="P1"/>
      <text:p text:style-name="P1"><text:span text:style-name="T2">3</text:span>. ”<text:span text:style-name="T2">Om du behövde använda det här materialet i en lektion, hur skulle du göra det</text:span>?”</text:p>
      <text:p text:style-name="P1"/>
      <text:p text:style-name="P20">Utan att ha läst färdigt: Bara att rita sträckan och räkna ut medelvärde och median tar ganska lång tid. Att till exempel ställa den följdfrågan [punkt 5, och frågan vid punkt 4] skulle det kunna bli en diskussionslektion och att en följer upp det lektionen efter, och kan återanvända deras streckor. Men <text:s/>efter 1-5 är troligtvis lektionen färdig, möjligtvis 6:an också. Sedan om hen tänker på hur mycket en har att göra, så skulle hen kanske hoppat över punkt 7. Att koppla till normalfördelning hade varit intressant. <text:span text:style-name="T6">10:an hade hen inte brytt sig om, eftersom det är för mycket [annat] kursinnehåll att hinna med.</text:span></text:p>
      <text:p text:style-name="P20"/>
      <text:p text:style-name="P21">Otydligt vad axlarna är. Blir förvirrad kring vad diagrammen visar, framför allt y-axelns värden. Tolkade det efter ett tag att det är procent på y-axeln, blev nöjd över den förklaringen [vilket troligtvis är korrekt].</text:p>
      <text:p text:style-name="P21"/>
      <text:p text:style-name="P22">Går nu tillbaka och tänker vad en kan göra med materialet. Såg nu att värdena var ungefär normalfördelade som de hade samlat in i exemplet. I hens grupp skulle det kanske inte finnas ett tillräckligt underlag pga antal elever är färre, men tänker att en skulle kunna använda exempelvärdena i materialet istället som exempel för eleverna och ”ersätter” deras resultat. <text:span text:style-name="T7">Känner att en skulle behöva arbeta mer digitalt än vad hen har gjort hittills. Ex. inte rimligt att skriva upp 68 värden på tavlan och räkna ut medelvärdet av dem.</text:span></text:p>
      <text:p text:style-name="P1"/>
      <text:p text:style-name="P1"><text:span text:style-name="T2">4</text:span>. ”<text:span text:style-name="T1">Har du några andra tankar eller kommentarer som inte tagits upp än</text:span>?”</text:p>
      <text:p text:style-name="P1"/>
      <text:p text:style-name="P23">Tänker att hen hade hittat det här på ”lektion.se” så skulle hen tänka, shit, vilken [väl?]planerad lektion, någon som har koll på läget som har gjort det här upplägget, hade inte haft tid att göra lektionen själv [direkt] men skulle sparat planeringen och gå tillbaka till den senare, kanske nästa år.</text:p>
      <text:p text:style-name="P3"><text:soft-page-break/></text:p>
      <text:p text:style-name="P24"><text:span text:style-name="T2">5</text:span>. Fler tester senare?</text:p>
      <text:p text:style-name="P24"/>
      <text:p text:style-name="P23">Ja, om hen har tid, om det tar motsvarande tid som det här tes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nvyCodeRWeb" svg:font-family="EnvyCodeRWeb,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09T16:41:07.345318758</dc:date>
    <meta:editing-duration>PT3H46M26S</meta:editing-duration>
    <meta:editing-cycles>43</meta:editing-cycles>
    <meta:generator>LibreOffice/6.0.2.1$Linux_x86 LibreOffice_project/00m0$Build-1</meta:generator>
    <meta:document-statistic meta:table-count="2" meta:image-count="0" meta:object-count="0" meta:page-count="3" meta:paragraph-count="50" meta:word-count="883" meta:character-count="5257" meta:non-whitespace-character-count="4428"/>
  </office:meta>
</office:document-meta>
</file>